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5a3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<text:span text:style-name="T1">$</text:span>strace df -h</text:h>
      <text:p text:style-name="Standard">execve("/usr/bin/df", ["df", "-h"], 0x7ffe228c66b8 /* 68 vars */) = 0</text:p>
      <text:p text:style-name="Standard">brk(NULL) <text:s text:c="30"/>= 0x55a4af4d0000</text:p>
      <text:p text:style-name="Standard">arch_prctl(0x3001 /* ARCH_??? */, 0x7ffe9e717a10) = -1 EINVAL (Invalid argument)</text:p>
      <text:p text:style-name="Standard">access("/etc/ld.so.preload", R_OK) <text:s text:c="5"/>= -1 ENOENT (No such file or directory)</text:p>
      <text:p text:style-name="Standard">openat(AT_FDCWD, "/etc/ld.so.cache", O_RDONLY|O_CLOEXEC) = 3</text:p>
      <text:p text:style-name="Standard">fstat(3, {st_mode=S_IFREG|0644, st_size=69360, ...}) = 0</text:p>
      <text:p text:style-name="Standard">mmap(NULL, 69360, PROT_READ, MAP_PRIVATE, 3, 0) = 0x7fd7319f5000</text:p>
      <text:p text:style-name="Standard">close(3) <text:s text:c="31"/>= 0</text:p>
      <text:p text:style-name="Standard">openat(AT_FDCWD, "/lib/x86_64-linux-gnu/libc.so.6", O_RDONLY|O_CLOEXEC) = 3</text:p>
      <text:p text:style-name="Standard">read(3, "\177ELF\2\1\1\3\0\0\0\0\0\0\0\0\3\0&gt;\0\1\0\0\0\360q\2\0\0\0\0\0"..., 832) = 832</text:p>
      <text:p text:style-name="Standard">pread64(3, "\6\0\0\0\4\0\0\0@\0\0\0\0\0\0\0@\0\0\0\0\0\0\0@\0\0\0\0\0\0\0"..., 784, 64) = 784</text:p>
      <text:p text:style-name="Standard">pread64(3, "\4\0\0\0\20\0\0\0\5\0\0\0GNU\0\2\0\0\300\4\0\0\0\3\0\0\0\0\0\0\0", 32, 848) = 32</text:p>
      <text:p text:style-name="Standard">pread64(3, "\4\0\0\0\24\0\0\0\3\0\0\0GNU\0\t\233\222%\274\260\320\31\331\326\10\204\276X&gt;\263"..., 68, 880) = 68</text:p>
      <text:p text:style-name="Standard">fstat(3, {st_mode=S_IFREG|0755, st_size=2029224, ...}) = 0</text:p>
      <text:p text:style-name="Standard">mmap(NULL, 8192, PROT_READ|PROT_WRITE, MAP_PRIVATE|MAP_ANONYMOUS, -1, 0) = 0x7fd7319f3000</text:p>
      <text:p text:style-name="Standard">pread64(3, "\6\0\0\0\4\0\0\0@\0\0\0\0\0\0\0@\0\0\0\0\0\0\0@\0\0\0\0\0\0\0"..., 784, 64) = 784</text:p>
      <text:p text:style-name="Standard">pread64(3, "\4\0\0\0\20\0\0\0\5\0\0\0GNU\0\2\0\0\300\4\0\0\0\3\0\0\0\0\0\0\0", 32, 848) = 32</text:p>
      <text:p text:style-name="Standard">pread64(3, "\4\0\0\0\24\0\0\0\3\0\0\0GNU\0\t\233\222%\274\260\320\31\331\326\10\204\276X&gt;\263"..., 68, 880) = 68</text:p>
      <text:p text:style-name="Standard">mmap(NULL, 2036952, PROT_READ, MAP_PRIVATE|MAP_DENYWRITE, 3, 0) = 0x7fd731801000</text:p>
      <text:p text:style-name="Standard">mprotect(0x7fd731826000, 1847296, PROT_NONE) = 0</text:p>
      <text:p text:style-name="Standard">mmap(0x7fd731826000, 1540096, PROT_READ|PROT_EXEC, MAP_PRIVATE|MAP_FIXED|MAP_DENYWRITE, 3, 0x25000) = 0x7fd731826000</text:p>
      <text:p text:style-name="Standard">mmap(0x7fd73199e000, 303104, PROT_READ, MAP_PRIVATE|MAP_FIXED|MAP_DENYWRITE, 3, 0x19d000) = 0x7fd73199e000</text:p>
      <text:p text:style-name="Standard">mmap(0x7fd7319e9000, 24576, PROT_READ|PROT_WRITE, MAP_PRIVATE|MAP_FIXED|MAP_DENYWRITE, 3, 0x1e7000) = 0x7fd7319e9000</text:p>
      <text:p text:style-name="Standard">mmap(0x7fd7319ef000, 13528, PROT_READ|PROT_WRITE, MAP_PRIVATE|MAP_FIXED|MAP_ANONYMOUS, -1, 0) = 0x7fd7319ef000</text:p>
      <text:p text:style-name="Standard">close(3) <text:s text:c="31"/>= 0</text:p>
      <text:p text:style-name="Standard">arch_prctl(ARCH_SET_FS, 0x7fd7319f4580) = 0</text:p>
      <text:p text:style-name="Standard">mprotect(0x7fd7319e9000, 12288, PROT_READ) = 0</text:p>
      <text:p text:style-name="Standard">mprotect(0x55a4adef9000, 4096, PROT_READ) = 0</text:p>
      <text:p text:style-name="Standard">mprotect(0x7fd731a33000, 4096, PROT_READ) = 0</text:p>
      <text:p text:style-name="Standard">munmap(0x7fd7319f5000, 69360) <text:s text:c="10"/>= 0</text:p>
      <text:p text:style-name="Standard">brk(NULL) <text:s text:c="30"/>= 0x55a4af4d0000</text:p>
      <text:p text:style-name="Standard">brk(0x55a4af4f1000) <text:s text:c="20"/>= 0x55a4af4f1000</text:p>
      <text:p text:style-name="Standard">openat(AT_FDCWD, "/usr/lib/locale/locale-archive", O_RDONLY|O_CLOEXEC) = 3</text:p>
      <text:p text:style-name="Standard">fstat(3, {st_mode=S_IFREG|0644, st_size=17130240, ...}) = 0</text:p>
      <text:p text:style-name="Standard">mmap(NULL, 17130240, PROT_READ, MAP_PRIVATE, 3, 0) = 0x7fd7307aa000</text:p>
      <text:p text:style-name="Standard">close(3) <text:s text:c="31"/>= 0</text:p>
      <text:p text:style-name="Standard">openat(AT_FDCWD, "/usr/share/locale/locale.alias", O_RDONLY|O_CLOEXEC) = 3</text:p>
      <text:p text:style-name="Standard">fstat(3, {st_mode=S_IFREG|0644, st_size=2996, ...}) = 0</text:p>
      <text:p text:style-name="Standard">read(3, "# Locale name alias data base.\n#"..., 4096) = 2996</text:p>
      <text:p text:style-name="Standard">read(3, "", 4096) <text:s text:c="22"/>= 0</text:p>
      <text:p text:style-name="Standard">close(3) <text:s text:c="31"/>= 0</text:p>
      <text:p text:style-name="Standard"><text:soft-page-break/>openat(AT_FDCWD, "/usr/share/locale/en_US.UTF-8/LC_MESSAGES/coreutils.mo", O_RDONLY) = -1 ENOENT (No such file or directory)</text:p>
      <text:p text:style-name="Standard">openat(AT_FDCWD, "/usr/share/locale/en_US.utf8/LC_MESSAGES/coreutils.mo", O_RDONLY) = -1 ENOENT (No such file or directory)</text:p>
      <text:p text:style-name="Standard">openat(AT_FDCWD, "/usr/share/locale/en_US/LC_MESSAGES/coreutils.mo", O_RDONLY) = -1 ENOENT (No such file or directory)</text:p>
      <text:p text:style-name="Standard">openat(AT_FDCWD, "/usr/share/locale/en.UTF-8/LC_MESSAGES/coreutils.mo", O_RDONLY) = -1 ENOENT (No such file or directory)</text:p>
      <text:p text:style-name="Standard">openat(AT_FDCWD, "/usr/share/locale/en.utf8/LC_MESSAGES/coreutils.mo", O_RDONLY) = -1 ENOENT (No such file or directory)</text:p>
      <text:p text:style-name="Standard">openat(AT_FDCWD, "/usr/share/locale/en/LC_MESSAGES/coreutils.mo", O_RDONLY) = -1 ENOENT (No such file or directory)</text:p>
      <text:p text:style-name="Standard">openat(AT_FDCWD, "/usr/share/locale-langpack/en_US.UTF-8/LC_MESSAGES/coreutils.mo", O_RDONLY) = -1 ENOENT (No such file or directory)</text:p>
      <text:p text:style-name="Standard">openat(AT_FDCWD, "/usr/share/locale-langpack/en_US.utf8/LC_MESSAGES/coreutils.mo", O_RDONLY) = -1 ENOENT (No such file or directory)</text:p>
      <text:p text:style-name="Standard">openat(AT_FDCWD, "/usr/share/locale-langpack/en_US/LC_MESSAGES/coreutils.mo", O_RDONLY) = -1 ENOENT (No such file or directory)</text:p>
      <text:p text:style-name="Standard">openat(AT_FDCWD, "/usr/share/locale-langpack/en.UTF-8/LC_MESSAGES/coreutils.mo", O_RDONLY) = -1 ENOENT (No such file or directory)</text:p>
      <text:p text:style-name="Standard">openat(AT_FDCWD, "/usr/share/locale-langpack/en.utf8/LC_MESSAGES/coreutils.mo", O_RDONLY) = -1 ENOENT (No such file or directory)</text:p>
      <text:p text:style-name="Standard">openat(AT_FDCWD, "/usr/share/locale-langpack/en/LC_MESSAGES/coreutils.mo", O_RDONLY) = 3</text:p>
      <text:p text:style-name="Standard">fstat(3, {st_mode=S_IFREG|0644, st_size=613, ...}) = 0</text:p>
      <text:p text:style-name="Standard">mmap(NULL, 613, PROT_READ, MAP_PRIVATE, 3, 0) = 0x7fd731a32000</text:p>
      <text:p text:style-name="Standard">close(3) <text:s text:c="31"/>= 0</text:p>
      <text:p text:style-name="Standard">openat(AT_FDCWD, "/proc/self/mountinfo", O_RDONLY) = 3</text:p>
      <text:p text:style-name="Standard">fstat(3, {st_mode=S_IFREG|0444, st_size=0, ...}) = 0</text:p>
      <text:p text:style-name="Standard">read(3, "24 29 0:22 / /sys rw,nosuid,node"..., 1024) = 1024</text:p>
      <text:p text:style-name="Standard">read(3, "d rw,nosuid,nodev,noexec,relatim"..., 1024) = 1024</text:p>
      <text:p text:style-name="Standard">read(3, "s/fs/cgroup/memory rw,nosuid,nod"..., 1024) = 1024</text:p>
      <text:p text:style-name="Standard">read(3, "21 / /sys/kernel/config rw,nosui"..., 1024) = 1024</text:p>
      <text:p text:style-name="Standard">read(3, "077,dmask=0077,codepage=437,ioch"..., 1024) = 839</text:p>
      <text:p text:style-name="Standard">read(3, "", 1024) <text:s text:c="22"/>= 0</text:p>
      <text:p text:style-name="Standard">lseek(3, 0, SEEK_CUR) <text:s text:c="18"/>= 4935</text:p>
      <text:p text:style-name="Standard">close(3) <text:s text:c="31"/>= 0</text:p>
      <text:p text:style-name="Standard">stat("/dev", {st_mode=S_IFDIR|0755, st_size=4500, ...}) = 0</text:p>
      <text:p text:style-name="Standard">stat("/run", {st_mode=S_IFDIR|0755, st_size=960, ...}) = 0</text:p>
      <text:p text:style-name="Standard">stat("/", {st_mode=S_IFDIR|0755, st_size=4096, ...}) = 0</text:p>
      <text:p text:style-name="Standard">stat("/sys/kernel/security", {st_mode=S_IFDIR|0755, st_size=0, ...}) = 0</text:p>
      <text:p text:style-name="Standard">stat("/dev/shm", {st_mode=S_IFDIR|S_ISVTX|0777, st_size=80, ...}) = 0</text:p>
      <text:p text:style-name="Standard">stat("/run/lock", {st_mode=S_IFDIR|S_ISVTX|0777, st_size=100, ...}) = 0</text:p>
      <text:p text:style-name="Standard">stat("/sys/fs/cgroup", {st_mode=S_IFDIR|0755, st_size=380, ...}) = 0</text:p>
      <text:p text:style-name="Standard">stat("/sys/fs/cgroup/unified", {st_mode=S_IFDIR|0555, st_size=0, ...}) = 0</text:p>
      <text:p text:style-name="Standard">stat("/sys/fs/cgroup/systemd", {st_mode=S_IFDIR|0555, st_size=0, ...}) = 0</text:p>
      <text:p text:style-name="Standard">stat("/sys/fs/pstore", {st_mode=S_IFDIR|0750, st_size=0, ...}) = 0</text:p>
      <text:p text:style-name="Standard">stat("/sys/fs/bpf", {st_mode=S_IFDIR|S_ISVTX|0700, st_size=0, ...}) = 0</text:p>
      <text:p text:style-name="Standard">stat("/sys/fs/cgroup/perf_event", {st_mode=S_IFDIR|0555, st_size=0, ...}) = 0</text:p>
      <text:p text:style-name="Standard">stat("/sys/fs/cgroup/devices", {st_mode=S_IFDIR|0555, st_size=0, ...}) = 0</text:p>
      <text:p text:style-name="Standard">stat("/sys/fs/cgroup/cpuset", {st_mode=S_IFDIR|0555, st_size=0, ...}) = 0</text:p>
      <text:p text:style-name="Standard">stat("/sys/fs/cgroup/net_cls,net_prio", {st_mode=S_IFDIR|0555, st_size=0, ...}) = 0</text:p>
      <text:p text:style-name="Standard"><text:soft-page-break/>stat("/sys/fs/cgroup/blkio", {st_mode=S_IFDIR|0555, st_size=0, ...}) = 0</text:p>
      <text:p text:style-name="Standard">stat("/sys/fs/cgroup/hugetlb", {st_mode=S_IFDIR|0555, st_size=0, ...}) = 0</text:p>
      <text:p text:style-name="Standard">stat("/sys/fs/cgroup/rdma", {st_mode=S_IFDIR|0555, st_size=0, ...}) = 0</text:p>
      <text:p text:style-name="Standard">stat("/sys/fs/cgroup/memory", {st_mode=S_IFDIR|0555, st_size=0, ...}) = 0</text:p>
      <text:p text:style-name="Standard">stat("/sys/fs/cgroup/pids", {st_mode=S_IFDIR|0555, st_size=0, ...}) = 0</text:p>
      <text:p text:style-name="Standard">stat("/sys/fs/cgroup/cpu,cpuacct", {st_mode=S_IFDIR|0555, st_size=0, ...}) = 0</text:p>
      <text:p text:style-name="Standard">stat("/sys/fs/cgroup/freezer", {st_mode=S_IFDIR|0555, st_size=0, ...}) = 0</text:p>
      <text:p text:style-name="Standard">stat("/sys/kernel/tracing", {st_mode=S_IFDIR|0700, st_size=0, ...}) = 0</text:p>
      <text:p text:style-name="Standard">stat("/dev/hugepages", {st_mode=S_IFDIR|0755, st_size=0, ...}) = 0</text:p>
      <text:p text:style-name="Standard">stat("/sys/kernel/config", {st_mode=S_IFDIR|0755, st_size=0, ...}) = 0</text:p>
      <text:p text:style-name="Standard">stat("/snap/canonical-livepatch/95", {st_mode=S_IFDIR|0755, st_size=140, ...}) = 0</text:p>
      <text:p text:style-name="Standard">stat("/snap/core18/1988", {st_mode=S_IFDIR|0755, st_size=348, ...}) = 0</text:p>
      <text:p text:style-name="Standard">stat("/snap/snapd/11036", {st_mode=S_IFDIR|0755, st_size=119, ...}) = 0</text:p>
      <text:p text:style-name="Standard">stat("/snap/code/55", {st_mode=S_IFDIR|0755, st_size=181, ...}) = 0</text:p>
      <text:p text:style-name="Standard">stat("/snap/code/57", {st_mode=S_IFDIR|0755, st_size=181, ...}) = 0</text:p>
      <text:p text:style-name="Standard">stat("/snap/snapd/11107", {st_mode=S_IFDIR|0755, st_size=119, ...}) = 0</text:p>
      <text:p text:style-name="Standard">stat("/snap/snap-store/518", {st_mode=S_IFDIR|0755, st_size=174, ...}) = 0</text:p>
      <text:p text:style-name="Standard">stat("/snap/gtk-common-themes/1514", {st_mode=S_IFDIR|0755, st_size=76, ...}) = 0</text:p>
      <text:p text:style-name="Standard">stat("/snap/gnome-3-34-1804/66", {st_mode=S_IFDIR|0755, st_size=107, ...}) = 0</text:p>
      <text:p text:style-name="Standard">stat("/snap/core/10859", {st_mode=S_IFDIR|0755, st_size=333, ...}) = 0</text:p>
      <text:p text:style-name="Standard">stat("/boot/efi", {st_mode=S_IFDIR|0700, st_size=4096, ...}) = 0</text:p>
      <text:p text:style-name="Standard">stat("/proc/sys/fs/binfmt_misc", {st_mode=S_IFDIR|0755, st_size=0, ...}) = 0</text:p>
      <text:p text:style-name="Standard">stat("/run/snapd/ns", {st_mode=S_IFDIR|0755, st_size=160, ...}) = 0</text:p>
      <text:p text:style-name="Standard">stat("/run/user/1000", {st_mode=S_IFDIR|0700, st_size=680, ...}) = 0</text:p>
      <text:p text:style-name="Standard">stat("/run/snapd/ns/canonical-livepatch.mnt", {st_mode=S_IFREG|0444, st_size=0, ...}) = 0</text:p>
      <text:p text:style-name="Standard">stat("/run/user/1000/gvfs", {st_mode=S_IFDIR|0500, st_size=0, ...}) = 0</text:p>
      <text:p text:style-name="Standard">stat("/run/user/1000/doc", {st_mode=S_IFDIR|0500, st_size=0, ...}) = 0</text:p>
      <text:p text:style-name="Standard">stat("/run/snapd/ns/snap-store.mnt", {st_mode=S_IFREG|0444, st_size=0, ...}) = 0</text:p>
      <text:p text:style-name="Standard">uname({sysname="Linux", nodename="ichbinadi", ...}) = 0</text:p>
      <text:p text:style-name="Standard">statfs("/dev", {f_type=TMPFS_MAGIC, f_bsize=4096, f_blocks=986273, f_bfree=986273, f_bavail=986273, f_files=986273, f_ffree=985720, f_fsid={val=[0, 0]}, f_namelen=255, f_frsize=4096, f_flags=ST_VALID|ST_NOSUID|ST_NOEXEC|ST_RELATIME}) = 0</text:p>
      <text:p text:style-name="Standard">statfs("/run", {f_type=TMPFS_MAGIC, f_bsize=4096, f_blocks=198713, f_bfree=198219, f_bavail=198219, f_files=993563, f_ffree=992498, f_fsid={val=[0, 0]}, f_namelen=255, f_frsize=4096, f_flags=ST_VALID|ST_NOSUID|ST_NODEV|ST_NOEXEC|ST_RELATIME}) = 0</text:p>
      <text:p text:style-name="Standard">statfs("/", {f_type=EXT2_SUPER_MAGIC, f_bsize=4096, f_blocks=239965708, f_bfree=237352858, f_bavail=225145818, f_files=61022208, f_ffree=60797410, f_fsid={val=[930895201, 3874090221]}, f_namelen=255, f_frsize=4096, f_flags=ST_VALID|ST_RELATIME}) = 0</text:p>
      <text:p text:style-name="Standard">statfs("/sys/kernel/security", {f_type=SECURITYFS_MAGIC, f_bsize=4096, f_blocks=0, f_bfree=0, f_bavail=0, f_files=0, f_ffree=0, f_fsid={val=[0, 0]}, f_namelen=255, f_frsize=4096, f_flags=ST_VALID|ST_NOSUID|ST_NODEV|ST_NOEXEC|ST_RELATIME}) = 0</text:p>
      <text:p text:style-name="Standard">statfs("/dev/shm", {f_type=TMPFS_MAGIC, f_bsize=4096, f_blocks=993563, f_bfree=987083, f_bavail=987083, f_files=993563, f_ffree=993482, f_fsid={val=[0, 0]}, f_namelen=255, f_frsize=4096, f_flags=ST_VALID|ST_NOSUID|ST_NODEV}) = 0</text:p>
      <text:p text:style-name="Standard">statfs("/run/lock", {f_type=TMPFS_MAGIC, f_bsize=4096, f_blocks=1280, f_bfree=1279, f_bavail=1279, f_files=993563, f_ffree=993558, f_fsid={val=[0, 0]}, f_namelen=255, f_frsize=4096, f_flags=ST_VALID|ST_NOSUID|ST_NODEV|ST_NOEXEC|ST_RELATIME}) = 0</text:p>
      <text:p text:style-name="Standard">statfs("/sys/fs/cgroup", {f_type=TMPFS_MAGIC, f_bsize=4096, f_blocks=993563, f_bfree=993563, f_bavail=993563, f_files=993563, f_ffree=993545, f_fsid={val=[0, 0]}, <text:soft-page-break/>f_namelen=255, f_frsize=4096, f_flags=ST_VALID|ST_RDONLY|ST_NOSUID|ST_NODEV|ST_NOEXEC}) = 0</text:p>
      <text:p text:style-name="Standard">statfs("/sys/fs/cgroup/unified", {f_type=CGROUP2_SUPER_MAGIC, f_bsize=4096, f_blocks=0, f_bfree=0, f_bavail=0, f_files=0, f_ffree=0, f_fsid={val=[0, 0]}, f_namelen=255, f_frsize=4096, f_flags=ST_VALID|ST_NOSUID|ST_NODEV|ST_NOEXEC|ST_RELATIME}) = 0</text:p>
      <text:p text:style-name="Standard">statfs("/sys/fs/cgroup/systemd", {f_type=CGROUP_SUPER_MAGIC, f_bsize=4096, f_blocks=0, f_bfree=0, f_bavail=0, f_files=0, f_ffree=0, f_fsid={val=[0, 0]}, f_namelen=255, f_frsize=4096, f_flags=ST_VALID|ST_NOSUID|ST_NODEV|ST_NOEXEC|ST_RELATIME}) = 0</text:p>
      <text:p text:style-name="Standard">statfs("/sys/fs/pstore", {f_type=PSTOREFS_MAGIC, f_bsize=4096, f_blocks=0, f_bfree=0, f_bavail=0, f_files=0, f_ffree=0, f_fsid={val=[0, 0]}, f_namelen=255, f_frsize=4096, f_flags=ST_VALID|ST_NOSUID|ST_NODEV|ST_NOEXEC|ST_RELATIME}) = 0</text:p>
      <text:p text:style-name="Standard">statfs("/sys/fs/bpf", {f_type=BPF_FS_MAGIC, f_bsize=4096, f_blocks=0, f_bfree=0, f_bavail=0, f_files=0, f_ffree=0, f_fsid={val=[0, 0]}, f_namelen=255, f_frsize=4096, f_flags=ST_VALID|ST_NOSUID|ST_NODEV|ST_NOEXEC|ST_RELATIME}) = 0</text:p>
      <text:p text:style-name="Standard">statfs("/sys/fs/cgroup/perf_event", {f_type=CGROUP_SUPER_MAGIC, f_bsize=4096, f_blocks=0, f_bfree=0, f_bavail=0, f_files=0, f_ffree=0, f_fsid={val=[0, 0]}, f_namelen=255, f_frsize=4096, f_flags=ST_VALID|ST_NOSUID|ST_NODEV|ST_NOEXEC|ST_RELATIME}) = 0</text:p>
      <text:p text:style-name="Standard">statfs("/sys/fs/cgroup/devices", {f_type=CGROUP_SUPER_MAGIC, f_bsize=4096, f_blocks=0, f_bfree=0, f_bavail=0, f_files=0, f_ffree=0, f_fsid={val=[0, 0]}, f_namelen=255, f_frsize=4096, f_flags=ST_VALID|ST_NOSUID|ST_NODEV|ST_NOEXEC|ST_RELATIME}) = 0</text:p>
      <text:p text:style-name="Standard">statfs("/sys/fs/cgroup/cpuset", {f_type=CGROUP_SUPER_MAGIC, f_bsize=4096, f_blocks=0, f_bfree=0, f_bavail=0, f_files=0, f_ffree=0, f_fsid={val=[0, 0]}, f_namelen=255, f_frsize=4096, f_flags=ST_VALID|ST_NOSUID|ST_NODEV|ST_NOEXEC|ST_RELATIME}) = 0</text:p>
      <text:p text:style-name="Standard">statfs("/sys/fs/cgroup/net_cls,net_prio", {f_type=CGROUP_SUPER_MAGIC, f_bsize=4096, f_blocks=0, f_bfree=0, f_bavail=0, f_files=0, f_ffree=0, f_fsid={val=[0, 0]}, f_namelen=255, f_frsize=4096, f_flags=ST_VALID|ST_NOSUID|ST_NODEV|ST_NOEXEC|ST_RELATIME}) = 0</text:p>
      <text:p text:style-name="Standard">statfs("/sys/fs/cgroup/blkio", {f_type=CGROUP_SUPER_MAGIC, f_bsize=4096, f_blocks=0, f_bfree=0, f_bavail=0, f_files=0, f_ffree=0, f_fsid={val=[0, 0]}, f_namelen=255, f_frsize=4096, f_flags=ST_VALID|ST_NOSUID|ST_NODEV|ST_NOEXEC|ST_RELATIME}) = 0</text:p>
      <text:p text:style-name="Standard">statfs("/sys/fs/cgroup/hugetlb", {f_type=CGROUP_SUPER_MAGIC, f_bsize=4096, f_blocks=0, f_bfree=0, f_bavail=0, f_files=0, f_ffree=0, f_fsid={val=[0, 0]}, f_namelen=255, f_frsize=4096, f_flags=ST_VALID|ST_NOSUID|ST_NODEV|ST_NOEXEC|ST_RELATIME}) = 0</text:p>
      <text:p text:style-name="Standard">statfs("/sys/fs/cgroup/rdma", {f_type=CGROUP_SUPER_MAGIC, f_bsize=4096, f_blocks=0, f_bfree=0, f_bavail=0, f_files=0, f_ffree=0, f_fsid={val=[0, 0]}, f_namelen=255, f_frsize=4096, f_flags=ST_VALID|ST_NOSUID|ST_NODEV|ST_NOEXEC|ST_RELATIME}) = 0</text:p>
      <text:p text:style-name="Standard">statfs("/sys/fs/cgroup/memory", {f_type=CGROUP_SUPER_MAGIC, f_bsize=4096, f_blocks=0, f_bfree=0, f_bavail=0, f_files=0, f_ffree=0, f_fsid={val=[0, 0]}, f_namelen=255, f_frsize=4096, f_flags=ST_VALID|ST_NOSUID|ST_NODEV|ST_NOEXEC|ST_RELATIME}) = 0</text:p>
      <text:p text:style-name="Standard">statfs("/sys/fs/cgroup/pids", {f_type=CGROUP_SUPER_MAGIC, f_bsize=4096, f_blocks=0, f_bfree=0, f_bavail=0, f_files=0, f_ffree=0, f_fsid={val=[0, 0]}, f_namelen=255, f_frsize=4096, f_flags=ST_VALID|ST_NOSUID|ST_NODEV|ST_NOEXEC|ST_RELATIME}) = 0</text:p>
      <text:p text:style-name="Standard">statfs("/sys/fs/cgroup/cpu,cpuacct", {f_type=CGROUP_SUPER_MAGIC, f_bsize=4096, f_blocks=0, f_bfree=0, f_bavail=0, f_files=0, f_ffree=0, f_fsid={val=[0, 0]}, f_namelen=255, f_frsize=4096, f_flags=ST_VALID|ST_NOSUID|ST_NODEV|ST_NOEXEC|ST_RELATIME}) = 0</text:p>
      <text:p text:style-name="Standard">statfs("/sys/fs/cgroup/freezer", {f_type=CGROUP_SUPER_MAGIC, f_bsize=4096, f_blocks=0, f_bfree=0, f_bavail=0, f_files=0, f_ffree=0, f_fsid={val=[0, 0]}, f_namelen=255, f_frsize=4096, f_flags=ST_VALID|ST_NOSUID|ST_NODEV|ST_NOEXEC|ST_RELATIME}) = 0</text:p>
      <text:p text:style-name="Standard"><text:soft-page-break/>statfs("/sys/kernel/tracing", {f_type=TRACEFS_MAGIC, f_bsize=4096, f_blocks=0, f_bfree=0, f_bavail=0, f_files=0, f_ffree=0, f_fsid={val=[0, 0]}, f_namelen=255, f_frsize=4096, f_flags=ST_VALID|ST_NOSUID|ST_NODEV|ST_NOEXEC|ST_RELATIME}) = 0</text:p>
      <text:p text:style-name="Standard">statfs("/dev/hugepages", {f_type=HUGETLBFS_MAGIC, f_bsize=2097152, f_blocks=0, f_bfree=0, f_bavail=0, f_files=0, f_ffree=0, f_fsid={val=[0, 0]}, f_namelen=255, f_frsize=2097152, f_flags=ST_VALID|ST_RELATIME}) = 0</text:p>
      <text:p text:style-name="Standard">statfs("/sys/kernel/config", {f_type=CONFIGFS_MAGIC, f_bsize=4096, f_blocks=0, f_bfree=0, f_bavail=0, f_files=0, f_ffree=0, f_fsid={val=[0, 0]}, f_namelen=255, f_frsize=4096, f_flags=ST_VALID|ST_NOSUID|ST_NODEV|ST_NOEXEC|ST_RELATIME}) = 0</text:p>
      <text:p text:style-name="Standard">statfs("/snap/canonical-livepatch/95", {f_type=SQUASHFS_MAGIC, f_bsize=131072, f_blocks=73, f_bfree=0, f_bavail=0, f_files=34, f_ffree=0, f_fsid={val=[1795, 0]}, f_namelen=256, f_frsize=131072, f_flags=ST_VALID|ST_RDONLY|ST_NODEV|ST_RELATIME}) = 0</text:p>
      <text:p text:style-name="Standard">statfs("/snap/core18/1988", {f_type=SQUASHFS_MAGIC, f_bsize=131072, f_blocks=444, f_bfree=0, f_bavail=0, f_files=10817, f_ffree=0, f_fsid={val=[1793, 0]}, f_namelen=256, f_frsize=131072, f_flags=ST_VALID|ST_RDONLY|ST_NODEV|ST_RELATIME}) = 0</text:p>
      <text:p text:style-name="Standard">statfs("/snap/snapd/11036", {f_type=SQUASHFS_MAGIC, f_bsize=131072, f_blocks=249, f_bfree=0, f_bavail=0, f_files=470, f_ffree=0, f_fsid={val=[1794, 0]}, f_namelen=256, f_frsize=131072, f_flags=ST_VALID|ST_RDONLY|ST_NODEV|ST_RELATIME}) = 0</text:p>
      <text:p text:style-name="Standard">statfs("/snap/code/55", {f_type=SQUASHFS_MAGIC, f_bsize=131072, f_blocks=1198, f_bfree=0, f_bavail=0, f_files=4235, f_ffree=0, f_fsid={val=[1796, 0]}, f_namelen=256, f_frsize=131072, f_flags=ST_VALID|ST_RDONLY|ST_NODEV|ST_RELATIME}) = 0</text:p>
      <text:p text:style-name="Standard">statfs("/snap/code/57", {f_type=SQUASHFS_MAGIC, f_bsize=131072, f_blocks=1246, f_bfree=0, f_bavail=0, f_files=4616, f_ffree=0, f_fsid={val=[1797, 0]}, f_namelen=256, f_frsize=131072, f_flags=ST_VALID|ST_RDONLY|ST_NODEV|ST_RELATIME}) = 0</text:p>
      <text:p text:style-name="Standard">statfs("/snap/snapd/11107", {f_type=SQUASHFS_MAGIC, f_bsize=131072, f_blocks=259, f_bfree=0, f_bavail=0, f_files=474, f_ffree=0, f_fsid={val=[1799, 0]}, f_namelen=256, f_frsize=131072, f_flags=ST_VALID|ST_RDONLY|ST_NODEV|ST_RELATIME}) = 0</text:p>
      <text:p text:style-name="Standard">statfs("/snap/snap-store/518", {f_type=SQUASHFS_MAGIC, f_bsize=131072, f_blocks=409, f_bfree=0, f_bavail=0, f_files=15847, f_ffree=0, f_fsid={val=[1800, 0]}, f_namelen=256, f_frsize=131072, f_flags=ST_VALID|ST_RDONLY|ST_NODEV|ST_RELATIME}) = 0</text:p>
      <text:p text:style-name="Standard">statfs("/snap/gtk-common-themes/1514", {f_type=SQUASHFS_MAGIC, f_bsize=131072, f_blocks=519, f_bfree=0, f_bavail=0, f_files=63978, f_ffree=0, f_fsid={val=[1798, 0]}, f_namelen=256, f_frsize=131072, f_flags=ST_VALID|ST_RDONLY|ST_NODEV|ST_RELATIME}) = 0</text:p>
      <text:p text:style-name="Standard">statfs("/snap/gnome-3-34-1804/66", {f_type=SQUASHFS_MAGIC, f_bsize=131072, f_blocks=1752, f_bfree=0, f_bavail=0, f_files=18508, f_ffree=0, f_fsid={val=[1792, 0]}, f_namelen=256, f_frsize=131072, f_flags=ST_VALID|ST_RDONLY|ST_NODEV|ST_RELATIME}) = 0</text:p>
      <text:p text:style-name="Standard">statfs("/snap/core/10859", {f_type=SQUASHFS_MAGIC, f_bsize=131072, f_blocks=794, f_bfree=0, f_bavail=0, f_files=12841, f_ffree=0, f_fsid={val=[1801, 0]}, f_namelen=256, f_frsize=131072, f_flags=ST_VALID|ST_RDONLY|ST_NODEV|ST_RELATIME}) = 0</text:p>
      <text:p text:style-name="Standard">statfs("/boot/efi", {f_type=MSDOS_SUPER_MAGIC, f_bsize=4096, f_blocks=130812, f_bfree=130811, f_bavail=130811, f_files=0, f_ffree=0, f_fsid={val=[2049, 0]}, f_namelen=1530, f_frsize=4096, f_flags=ST_VALID|ST_RELATIME}) = 0</text:p>
      <text:p text:style-name="Standard">statfs("/proc/sys/fs/binfmt_misc", {f_type=BINFMTFS_MAGIC, f_bsize=4096, f_blocks=0, f_bfree=0, f_bavail=0, f_files=0, f_ffree=0, f_fsid={val=[0, 0]}, f_namelen=255, f_frsize=4096, f_flags=ST_VALID|ST_NOSUID|ST_NODEV|ST_NOEXEC|ST_RELATIME}) = 0</text:p>
      <text:p text:style-name="Standard">statfs("/run/user/1000", {f_type=TMPFS_MAGIC, f_bsize=4096, f_blocks=198712, f_bfree=198700, f_bavail=198700, f_files=993563, f_ffree=993454, f_fsid={val=[0, 0]}, f_namelen=255, f_frsize=4096, f_flags=ST_VALID|ST_NOSUID|ST_NODEV|ST_RELATIME}) = 0</text:p>
      <text:p text:style-name="Standard"><text:soft-page-break/>statfs("/run/snapd/ns/snap-store.mnt", {f_type=NSFS_MAGIC, f_bsize=4096, f_blocks=0, f_bfree=0, f_bavail=0, f_files=0, f_ffree=0, f_fsid={val=[0, 0]}, f_namelen=255, f_frsize=4096, f_flags=ST_VALID}) = 0</text:p>
      <text:p text:style-name="Standard">statfs("/run/user/1000/gvfs", {f_type=FUSE_SUPER_MAGIC, f_bsize=4096, f_blocks=0, f_bfree=0, f_bavail=0, f_files=0, f_ffree=0, f_fsid={val=[0, 0]}, f_namelen=1024, f_frsize=4096, f_flags=ST_VALID|ST_NOSUID|ST_NODEV|ST_RELATIME}) = 0</text:p>
      <text:p text:style-name="Standard">statfs("/run/user/1000/doc", {f_type=FUSE_SUPER_MAGIC, f_bsize=512, f_blocks=0, f_bfree=0, f_bavail=0, f_files=0, f_ffree=0, f_fsid={val=[0, 0]}, f_namelen=255, f_frsize=512, f_flags=ST_VALID|ST_NOSUID|ST_NODEV|ST_RELATIME}) = 0</text:p>
      <text:p text:style-name="Standard">openat(AT_FDCWD, "/usr/lib/x86_64-linux-gnu/gconv/gconv-modules.cache", O_RDONLY) = 3</text:p>
      <text:p text:style-name="Standard">fstat(3, {st_mode=S_IFREG|0644, st_size=27002, ...}) = 0</text:p>
      <text:p text:style-name="Standard">mmap(NULL, 27002, PROT_READ, MAP_SHARED, 3, 0) = 0x7fd7319ff000</text:p>
      <text:p text:style-name="Standard">close(3) <text:s text:c="31"/>= 0</text:p>
      <text:p text:style-name="Standard">fstat(1, {st_mode=S_IFCHR|0620, st_rdev=makedev(0x88, 0), ...}) = 0</text:p>
      <text:p text:style-name="Standard">write(1, "Filesystem <text:s text:c="5"/>Size <text:s/>Used Avail"..., 49Filesystem <text:s text:c="5"/>Size <text:s/>Used Avail Use% Mounted on</text:p>
      <text:p text:style-name="Standard">) = 49</text:p>
      <text:p text:style-name="Standard">write(1, "udev <text:s text:c="11"/>3,8G <text:s text:c="4"/>0 <text:s/>3,8G"..., 43udev <text:s text:c="11"/>3,8G <text:s text:c="4"/>0 <text:s/>3,8G <text:s text:c="2"/>0% /dev</text:p>
      <text:p text:style-name="Standard">) = 43</text:p>
      <text:p text:style-name="Standard">write(1, "tmpfs <text:s text:c="10"/>777M <text:s/>2,0M <text:s/>775M"..., 43tmpfs <text:s text:c="10"/>777M <text:s/>2,0M <text:s/>775M <text:s text:c="2"/>1% /run</text:p>
      <text:p text:style-name="Standard">) = 43</text:p>
      <text:p text:style-name="Standard">write(1, "/dev/sda5 <text:s text:c="6"/>916G <text:s text:c="2"/>10G <text:s/>859G"..., 40/dev/sda5 <text:s text:c="6"/>916G <text:s text:c="2"/>10G <text:s/>859G <text:s text:c="2"/>2% /</text:p>
      <text:p text:style-name="Standard">) = 40</text:p>
      <text:p text:style-name="Standard">write(1, "tmpfs <text:s text:c="10"/>3,8G <text:s text:c="2"/>26M <text:s/>3,8G"..., 47tmpfs <text:s text:c="10"/>3,8G <text:s text:c="2"/>26M <text:s/>3,8G <text:s text:c="2"/>1% /dev/shm</text:p>
      <text:p text:style-name="Standard">) = 47</text:p>
      <text:p text:style-name="Standard">write(1, "tmpfs <text:s text:c="10"/>5,0M <text:s/>4,0K <text:s/>5,0M"..., 48tmpfs <text:s text:c="10"/>5,0M <text:s/>4,0K <text:s/>5,0M <text:s text:c="2"/>1% /run/lock</text:p>
      <text:p text:style-name="Standard">) = 48</text:p>
      <text:p text:style-name="Standard">write(1, "tmpfs <text:s text:c="10"/>3,8G <text:s text:c="4"/>0 <text:s/>3,8G"..., 53tmpfs <text:s text:c="10"/>3,8G <text:s text:c="4"/>0 <text:s/>3,8G <text:s text:c="2"/>0% /sys/fs/cgroup</text:p>
      <text:p text:style-name="Standard">) = 53</text:p>
      <text:p text:style-name="Standard">write(1, "/dev/loop3 <text:s text:c="5"/>9,2M <text:s/>9,2M <text:s text:c="4"/>0"..., 67/dev/loop3 <text:s text:c="5"/>9,2M <text:s/>9,2M <text:s text:c="4"/>0 100% /snap/canonical-livepatch/95</text:p>
      <text:p text:style-name="Standard">) = 67</text:p>
      <text:p text:style-name="Standard">write(1, "/dev/loop1 <text:s text:c="6"/>56M <text:s text:c="2"/>56M <text:s text:c="4"/>0"..., 56/dev/loop1 <text:s text:c="6"/>56M <text:s text:c="2"/>56M <text:s text:c="4"/>0 100% /snap/core18/1988</text:p>
      <text:p text:style-name="Standard">) = 56</text:p>
      <text:p text:style-name="Standard">write(1, "/dev/loop2 <text:s text:c="6"/>32M <text:s text:c="2"/>32M <text:s text:c="4"/>0"..., 56/dev/loop2 <text:s text:c="6"/>32M <text:s text:c="2"/>32M <text:s text:c="4"/>0 100% /snap/snapd/11036</text:p>
      <text:p text:style-name="Standard">) = 56</text:p>
      <text:p text:style-name="Standard">write(1, "/dev/loop4 <text:s text:c="5"/>150M <text:s/>150M <text:s text:c="4"/>0"..., 52/dev/loop4 <text:s text:c="5"/>150M <text:s/>150M <text:s text:c="4"/>0 100% /snap/code/55</text:p>
      <text:p text:style-name="Standard">) = 52</text:p>
      <text:p text:style-name="Standard">write(1, "/dev/loop5 <text:s text:c="5"/>156M <text:s/>156M <text:s text:c="4"/>0"..., 52/dev/loop5 <text:s text:c="5"/>156M <text:s/>156M <text:s text:c="4"/>0 100% /snap/code/57</text:p>
      <text:p text:style-name="Standard">) = 52</text:p>
      <text:p text:style-name="Standard">write(1, "/dev/loop7 <text:s text:c="6"/>33M <text:s text:c="2"/>33M <text:s text:c="4"/>0"..., 56/dev/loop7 <text:s text:c="6"/>33M <text:s text:c="2"/>33M <text:s text:c="4"/>0 100% /snap/snapd/11107</text:p>
      <text:p text:style-name="Standard">) = 56</text:p>
      <text:p text:style-name="Standard">write(1, "/dev/loop8 <text:s text:c="6"/>52M <text:s text:c="2"/>52M <text:s text:c="4"/>0"..., 59/dev/loop8 <text:s text:c="6"/>52M <text:s text:c="2"/>52M <text:s text:c="4"/>0 100% /snap/snap-store/518</text:p>
      <text:p text:style-name="Standard">) = 59</text:p>
      <text:p text:style-name="Standard">write(1, "/dev/loop6 <text:s text:c="6"/>65M <text:s text:c="2"/>65M <text:s text:c="4"/>0"..., 67/dev/loop6 <text:s text:c="6"/>65M <text:s text:c="2"/>65M <text:s text:c="4"/>0 100% /snap/gtk-common-themes/1514</text:p>
      <text:p text:style-name="Standard">) = 67</text:p>
      <text:p text:style-name="Standard"><text:soft-page-break/>write(1, "/dev/loop0 <text:s text:c="5"/>219M <text:s/>219M <text:s text:c="4"/>0"..., 63/dev/loop0 <text:s text:c="5"/>219M <text:s/>219M <text:s text:c="4"/>0 100% /snap/gnome-3-34-1804/66</text:p>
      <text:p text:style-name="Standard">) = 63</text:p>
      <text:p text:style-name="Standard">write(1, "/dev/loop9 <text:s text:c="5"/>100M <text:s/>100M <text:s text:c="4"/>0"..., 55/dev/loop9 <text:s text:c="5"/>100M <text:s/>100M <text:s text:c="4"/>0 100% /snap/core/10859</text:p>
      <text:p text:style-name="Standard">) = 55</text:p>
      <text:p text:style-name="Standard">write(1, "/dev/sda1 <text:s text:c="6"/>511M <text:s/>4,0K <text:s/>511M"..., 48/dev/sda1 <text:s text:c="6"/>511M <text:s/>4,0K <text:s/>511M <text:s text:c="2"/>1% /boot/efi</text:p>
      <text:p text:style-name="Standard">) = 48</text:p>
      <text:p text:style-name="Standard">write(1, "tmpfs <text:s text:c="10"/>777M <text:s text:c="2"/>48K <text:s/>777M"..., 53tmpfs <text:s text:c="10"/>777M <text:s text:c="2"/>48K <text:s/>777M <text:s text:c="2"/>1% /run/user/1000</text:p>
      <text:p text:style-name="Standard">) = 53</text:p>
      <text:p text:style-name="Standard">close(1) <text:s text:c="31"/>= 0</text:p>
      <text:p text:style-name="Standard">close(2) <text:s text:c="31"/>= 0</text:p>
      <text:p text:style-name="Standard">exit_group(0) <text:s text:c="26"/>= ?</text:p>
      <text:p text:style-name="Standard">+++ exited with 0 +++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2T17:39:02.505732779</meta:creation-date>
    <dc:date>2021-03-12T17:42:46.001409215</dc:date>
    <meta:editing-duration>PT3M44S</meta:editing-duration>
    <meta:editing-cycles>1</meta:editing-cycles>
    <meta:document-statistic meta:table-count="0" meta:image-count="0" meta:object-count="0" meta:page-count="7" meta:paragraph-count="199" meta:word-count="1636" meta:character-count="20547" meta:non-whitespace-character-count="18204"/>
    <meta:generator>LibreOffice/6.4.6.2$Linux_X86_64 LibreOffice_project/40$Build-2</meta:generator>
  </office:meta>
</office:document-meta>
</file>